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1.9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2.1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774cm"/>
    </style:style>
    <style:style style:name="P1" style:family="paragraph">
      <style:paragraph-properties fo:margin-left="0cm" fo:margin-right="0cm" fo:text-align="start" fo:text-indent="0cm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xml:id="id1" draw:id="id1" draw:layer="layout" svg:width="2.54cm" svg:height="0.905cm" svg:x="1.101cm" svg:y="9.023cm">
            <text:p text:style-name="P1"><text:span text:style-name="T1">argument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2" draw:id="id2" draw:layer="layout" svg:width="2.54cm" svg:height="0.905cm" svg:x="4.633cm" svg:y="5.869cm">
            <text:p text:style-name="P1"><text:span text:style-name="T1">deductiv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3" draw:id="id3" draw:layer="layout" svg:width="2.54cm" svg:height="0.914cm" svg:x="4.633cm" svg:y="12.287cm">
            <text:p text:style-name="P1"><text:span text:style-name="T1">inductiv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5" draw:id="id5" draw:layer="layout" svg:width="2.54cm" svg:height="0.905cm" svg:x="8.143cm" svg:y="7.404cm">
            <text:p text:style-name="P1"><text:span text:style-name="T1">invali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4" draw:id="id4" draw:layer="layout" svg:width="2.54cm" svg:height="0.905cm" svg:x="8.143cm" svg:y="4.229cm">
            <text:p text:style-name="P1"><text:span text:style-name="T1">vali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7" draw:id="id7" draw:layer="layout" svg:width="2.54cm" svg:height="0.905cm" svg:x="8.143cm" svg:y="13.814cm">
            <text:p text:style-name="P1"><text:span text:style-name="T1">weak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6" draw:id="id6" draw:layer="layout" svg:width="2.54cm" svg:height="0.905cm" svg:x="8.143cm" svg:y="10.633cm">
            <text:p text:style-name="P1"><text:span text:style-name="T1">stron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9" draw:id="id9" draw:layer="layout" svg:width="4.127cm" svg:height="0.905cm" svg:x="11.653cm" svg:y="4.987cm">
            <text:p text:style-name="P1"><text:span text:style-name="T1">one or more</text:span></text:p>
            <text:p text:style-name="P1"><text:span text:style-name="T1">false/un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8" draw:id="id8" draw:layer="layout" svg:width="4.127cm" svg:height="0.905cm" svg:x="11.653cm" svg:y="3.387cm">
            <text:p text:style-name="P1"><text:span text:style-name="T1">all true/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1" draw:id="id11" draw:layer="layout" svg:width="4.127cm" svg:height="0.905cm" svg:x="11.653cm" svg:y="8.182cm">
            <text:p text:style-name="P1"><text:span text:style-name="T1">one or more</text:span></text:p>
            <text:p text:style-name="P1"><text:span text:style-name="T1">false/un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0" draw:id="id10" draw:layer="layout" svg:width="4.127cm" svg:height="0.905cm" svg:x="11.653cm" svg:y="6.588cm">
            <text:p text:style-name="P1"><text:span text:style-name="T1">all true/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3" draw:id="id13" draw:layer="layout" svg:width="4.127cm" svg:height="0.905cm" svg:x="11.653cm" svg:y="11.389cm">
            <text:p text:style-name="P1"><text:span text:style-name="T1">one or more</text:span></text:p>
            <text:p text:style-name="P1"><text:span text:style-name="T1">false/un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2" draw:id="id12" draw:layer="layout" svg:width="4.127cm" svg:height="0.905cm" svg:x="11.653cm" svg:y="9.789cm">
            <text:p text:style-name="P1"><text:span text:style-name="T1">all true/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5" draw:id="id15" draw:layer="layout" svg:width="4.127cm" svg:height="0.905cm" svg:x="11.653cm" svg:y="14.6cm">
            <text:p text:style-name="P1"><text:span text:style-name="T1">one or more</text:span></text:p>
            <text:p text:style-name="P1"><text:span text:style-name="T1">false/un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4" draw:id="id14" draw:layer="layout" svg:width="4.127cm" svg:height="0.905cm" svg:x="11.653cm" svg:y="12.992cm">
            <text:p text:style-name="P1"><text:span text:style-name="T1">all true/accept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3.641cm" svg:y1="9.476cm" svg:x2="4.633cm" svg:y2="6.321cm" draw:start-shape="id1" draw:start-glue-point="7" draw:end-shape="id2" svg:d="m3641 9476 992-3155">
            <text:p/>
          </draw:connector>
          <draw:connector draw:style-name="gr2" draw:text-style-name="P2" draw:layer="layout" draw:type="line" svg:x1="3.641cm" svg:y1="9.476cm" svg:x2="4.633cm" svg:y2="12.744cm" draw:start-shape="id1" draw:start-glue-point="7" draw:end-shape="id3" draw:end-glue-point="5" svg:d="m3641 9476 992 3268">
            <text:p/>
          </draw:connector>
          <draw:connector draw:style-name="gr2" draw:text-style-name="P2" draw:layer="layout" draw:type="line" svg:x1="7.173cm" svg:y1="6.322cm" svg:x2="8.143cm" svg:y2="4.682cm" draw:start-shape="id2" draw:start-glue-point="7" draw:end-shape="id4" draw:end-glue-point="5" svg:d="m7173 6322 970-1640">
            <text:p/>
          </draw:connector>
          <draw:connector draw:style-name="gr2" draw:text-style-name="P2" draw:layer="layout" draw:type="line" svg:x1="7.173cm" svg:y1="6.322cm" svg:x2="8.143cm" svg:y2="7.856cm" draw:start-shape="id2" draw:start-glue-point="7" draw:end-shape="id5" svg:d="m7173 6322 970 1534">
            <text:p/>
          </draw:connector>
          <draw:connector draw:style-name="gr2" draw:text-style-name="P2" draw:layer="layout" draw:type="line" svg:x1="7.173cm" svg:y1="12.744cm" svg:x2="8.143cm" svg:y2="11.086cm" draw:start-shape="id3" draw:start-glue-point="7" draw:end-shape="id6" draw:end-glue-point="5" svg:d="m7173 12744 970-1658">
            <text:p/>
          </draw:connector>
          <draw:connector draw:style-name="gr2" draw:text-style-name="P2" draw:layer="layout" draw:type="line" svg:x1="7.173cm" svg:y1="12.744cm" svg:x2="8.143cm" svg:y2="14.266cm" draw:start-shape="id3" draw:start-glue-point="7" draw:end-shape="id7" svg:d="m7173 12744 970 1522">
            <text:p/>
          </draw:connector>
          <draw:connector draw:style-name="gr2" draw:text-style-name="P2" draw:layer="layout" draw:type="line" svg:x1="10.683cm" svg:y1="4.682cm" svg:x2="11.653cm" svg:y2="3.84cm" draw:start-shape="id4" draw:start-glue-point="7" draw:end-shape="id8" draw:end-glue-point="5" svg:d="m10683 4682 970-842">
            <text:p/>
          </draw:connector>
          <draw:connector draw:style-name="gr2" draw:text-style-name="P2" draw:layer="layout" draw:type="line" svg:x1="10.683cm" svg:y1="4.682cm" svg:x2="11.653cm" svg:y2="5.44cm" draw:start-shape="id4" draw:start-glue-point="7" draw:end-shape="id9" draw:end-glue-point="5" svg:d="m10683 4682 970 758">
            <text:p/>
          </draw:connector>
          <draw:custom-shape draw:style-name="gr1" draw:text-style-name="P1" xml:id="id17" draw:id="id17" draw:layer="layout" svg:width="2.554cm" svg:height="0.91cm" svg:x="16.666cm" svg:y="4.987cm">
            <text:p text:style-name="P1"><text:span text:style-name="T1">unsou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6" draw:id="id16" draw:layer="layout" svg:width="2.554cm" svg:height="0.91cm" svg:x="16.666cm" svg:y="3.382cm">
            <text:p text:style-name="P1"><text:span text:style-name="T1">sou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22" draw:id="id22" draw:layer="layout" svg:width="2.554cm" svg:height="0.911cm" svg:x="16.666cm" svg:y="8.182cm">
            <text:p text:style-name="P1"><text:span text:style-name="T1">unsou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23" draw:id="id23" draw:layer="layout" svg:width="2.554cm" svg:height="0.91cm" svg:x="16.666cm" svg:y="6.583cm">
            <text:p text:style-name="P1"><text:span text:style-name="T1">unsou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20" draw:id="id20" draw:layer="layout" svg:width="2.554cm" svg:height="0.91cm" svg:x="16.666cm" svg:y="11.384cm">
            <text:p text:style-name="P1"><text:span text:style-name="T1">unreli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21" draw:id="id21" draw:layer="layout" svg:width="2.554cm" svg:height="0.911cm" svg:x="16.666cm" svg:y="9.783cm">
            <text:p text:style-name="P1"><text:span text:style-name="T1">reli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8" draw:id="id18" draw:layer="layout" svg:width="2.554cm" svg:height="0.91cm" svg:x="16.666cm" svg:y="14.595cm">
            <text:p text:style-name="P1"><text:span text:style-name="T1">unreli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9" draw:id="id19" draw:layer="layout" svg:width="2.554cm" svg:height="0.91cm" svg:x="16.666cm" svg:y="12.987cm">
            <text:p text:style-name="P1"><text:span text:style-name="T1">unreliab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0.683cm" svg:y1="7.857cm" svg:x2="11.653cm" svg:y2="7.041cm" draw:start-shape="id5" draw:start-glue-point="7" draw:end-shape="id10" draw:end-glue-point="5" svg:d="m10683 7857 970-816">
            <text:p/>
          </draw:connector>
          <draw:connector draw:style-name="gr2" draw:text-style-name="P2" draw:layer="layout" draw:type="line" svg:x1="10.683cm" svg:y1="7.857cm" svg:x2="11.653cm" svg:y2="8.635cm" draw:start-shape="id5" draw:start-glue-point="7" draw:end-shape="id11" draw:end-glue-point="5" svg:d="m10683 7857 970 778">
            <text:p/>
          </draw:connector>
          <draw:connector draw:style-name="gr2" draw:text-style-name="P2" draw:layer="layout" draw:type="line" svg:x1="10.683cm" svg:y1="11.086cm" svg:x2="11.653cm" svg:y2="10.242cm" draw:start-shape="id6" draw:start-glue-point="7" draw:end-shape="id12" draw:end-glue-point="5" svg:d="m10683 11086 970-844">
            <text:p/>
          </draw:connector>
          <draw:connector draw:style-name="gr2" draw:text-style-name="P2" draw:layer="layout" draw:type="line" svg:x1="10.683cm" svg:y1="11.086cm" svg:x2="11.653cm" svg:y2="11.842cm" draw:start-shape="id6" draw:start-glue-point="7" draw:end-shape="id13" draw:end-glue-point="5" svg:d="m10683 11086 970 756">
            <text:p/>
          </draw:connector>
          <draw:connector draw:style-name="gr2" draw:text-style-name="P2" draw:layer="layout" draw:type="line" svg:x1="10.683cm" svg:y1="14.267cm" svg:x2="11.653cm" svg:y2="13.445cm" draw:start-shape="id7" draw:start-glue-point="7" draw:end-shape="id14" draw:end-glue-point="5" svg:d="m10683 14267 970-822">
            <text:p/>
          </draw:connector>
          <draw:connector draw:style-name="gr2" draw:text-style-name="P2" draw:layer="layout" draw:type="line" svg:x1="10.683cm" svg:y1="14.267cm" svg:x2="11.653cm" svg:y2="15.053cm" draw:start-shape="id7" draw:start-glue-point="7" draw:end-shape="id15" draw:end-glue-point="5" svg:d="m10683 14267 970 786">
            <text:p/>
          </draw:connector>
          <draw:connector draw:style-name="gr2" draw:text-style-name="P2" draw:layer="layout" draw:type="line" svg:x1="15.78cm" svg:y1="3.84cm" svg:x2="16.666cm" svg:y2="3.837cm" draw:start-shape="id8" draw:start-glue-point="7" draw:end-shape="id16" draw:end-glue-point="5" svg:d="m15780 3840 886-3">
            <text:p/>
          </draw:connector>
          <draw:connector draw:style-name="gr2" draw:text-style-name="P2" draw:layer="layout" draw:type="line" svg:x1="15.78cm" svg:y1="5.44cm" svg:x2="16.666cm" svg:y2="5.442cm" draw:start-shape="id9" draw:start-glue-point="7" draw:end-shape="id17" draw:end-glue-point="5" svg:d="m15780 5440 886 2">
            <text:p/>
          </draw:connector>
          <draw:connector draw:style-name="gr2" draw:text-style-name="P2" draw:layer="layout" draw:type="line" svg:x1="15.78cm" svg:y1="15.053cm" svg:x2="16.666cm" svg:y2="15.05cm" draw:start-shape="id15" draw:start-glue-point="7" draw:end-shape="id18" draw:end-glue-point="5" svg:d="m15780 15053 886-3">
            <text:p/>
          </draw:connector>
          <draw:connector draw:style-name="gr2" draw:text-style-name="P2" draw:layer="layout" draw:type="line" svg:x1="15.78cm" svg:y1="13.445cm" svg:x2="16.666cm" svg:y2="13.442cm" draw:start-shape="id14" draw:start-glue-point="7" draw:end-shape="id19" draw:end-glue-point="5" svg:d="m15780 13445 886-3">
            <text:p/>
          </draw:connector>
          <draw:connector draw:style-name="gr2" draw:text-style-name="P2" draw:layer="layout" draw:type="line" svg:x1="15.78cm" svg:y1="11.842cm" svg:x2="16.666cm" svg:y2="11.839cm" draw:start-shape="id13" draw:start-glue-point="7" draw:end-shape="id20" draw:end-glue-point="5" svg:d="m15780 11842 886-3">
            <text:p/>
          </draw:connector>
          <draw:connector draw:style-name="gr2" draw:text-style-name="P2" draw:layer="layout" draw:type="line" svg:x1="15.78cm" svg:y1="10.242cm" svg:x2="16.666cm" svg:y2="10.238cm" draw:start-shape="id12" draw:start-glue-point="7" draw:end-shape="id21" svg:d="m15780 10242 886-4">
            <text:p/>
          </draw:connector>
          <draw:connector draw:style-name="gr2" draw:text-style-name="P2" draw:layer="layout" draw:type="line" svg:x1="15.78cm" svg:y1="8.635cm" svg:x2="16.666cm" svg:y2="8.638cm" draw:start-shape="id11" draw:start-glue-point="7" draw:end-shape="id22" draw:end-glue-point="5" svg:d="m15780 8635 886 3">
            <text:p/>
          </draw:connector>
          <draw:connector draw:style-name="gr2" draw:text-style-name="P2" draw:layer="layout" draw:type="line" svg:x1="15.78cm" svg:y1="7.041cm" svg:x2="16.666cm" svg:y2="7.038cm" draw:start-shape="id10" draw:start-glue-point="7" draw:end-shape="id23" draw:end-glue-point="5" svg:d="m15780 7041 886-3">
            <text:p/>
          </draw:connector>
          <draw:frame draw:style-name="gr3" draw:text-style-name="P3" draw:layer="layout" svg:width="2.526cm" svg:height="1.191cm" svg:x="4.515cm" svg:y="1.259cm">
            <draw:text-box>
              <text:p text:style-name="P3">Inferential</text:p>
              <text:p text:style-name="P3">claim</text:p>
            </draw:text-box>
          </draw:frame>
          <draw:frame draw:style-name="gr4" draw:text-style-name="P3" draw:layer="layout" svg:width="2.758cm" svg:height="1.191cm" svg:x="7.974cm" svg:y="1.259cm">
            <draw:text-box>
              <text:p text:style-name="P3">Logical</text:p>
              <text:p text:style-name="P3">connection</text:p>
            </draw:text-box>
          </draw:frame>
          <draw:frame draw:style-name="gr5" draw:text-style-name="P3" draw:layer="layout" svg:width="2.382cm" svg:height="0.721cm" svg:x="12.335cm" svg:y="1.259cm">
            <draw:text-box>
              <text:p text:style-name="P3">Premise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6.7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dc9775d-05ecbee-0851ad3-1586698-727bf66</meta:generator>
    <meta:initial-creator>Wei-Ming Wu</meta:initial-creator>
    <meta:creation-date>2007-01-07T12:11:19</meta:creation-date>
    <dc:date>2012-03-22T12:02:31</dc:date>
    <dc:language>en-US</dc:language>
    <meta:editing-cycles>9</meta:editing-cycles>
    <meta:editing-duration>PT32M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